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1</text:p>
      <text:p text:style-name="P1"/>
      <text:p text:style-name="P2">Mitä tein viikolla 1 ja 2:</text:p>
      <text:p text:style-name="P3">(En ole varma kuuluuko tämä tähän raporttiin, mutta selvitän ohjelman rakenteet jotka silloin luotiin, sillä muutenhan ne jäävät tyystin läpikäymättä.)</text:p>
      <text:p text:style-name="P3"/>
      <text:p text:style-name="P3">Tiedoston jokaisen tietyn merkin määrän laskeminen toteutettu scan() metodissa.</text:p>
      <text:p text:style-name="P3">Luokan Solmu luonti, ja näiden solmujen avulla puun luonti luoPuu() metodissa.</text:p>
      <text:p text:style-name="P3">Luokan Merkki luonti, ja rekursiivisen uudetArvot() metodin kasaaminen jossa jokaiselle löydetylle merkille lasketaan tämän uusi bittisetti aiemmin luodun puun avulla.</text:p>
      <text:p text:style-name="P3"/>
      <text:p text:style-name="P3"/>
      <text:p text:style-name="P3"/>
      <text:p text:style-name="P2">Mitä olen tehnyt tällä viikolla:</text:p>
      <text:p text:style-name="P3">Tavan etsimistä kuinka kirjoittaa binääriä, ja kuinka DataOutputStream:iä käytetään.</text:p>
      <text:p text:style-name="P3">LuoTiedosto() metodi on lähtenyt kehittymään. Tiedosto pitää käydä uudestaan läpi, ja käyttäen aikaisemmin laadittua listaa merkeistä ja niiden uusista bittimuodoista korvaan uuteen tiedostoon alkuperäisen merkinnän uusilla biteillä.</text:p>
      <text:p text:style-name="P3">Merkki luokan bitsToInt() metodi luotu jotta tiedoston luonnin yhteydessä DataOutputStreamin write(int) metodia pystyisi hyödyntämään siisteyden vuoksi.</text:p>
      <text:p text:style-name="P3">Main luokan siistimistä luomalla uudet luokat TiedostonKasittelija ja PuunKasittelija</text:p>
      <text:p text:style-name="P3"/>
      <text:p text:style-name="P3"/>
      <text:p text:style-name="P2">Mitä olen oppinut:</text:p>
      <text:p text:style-name="P3">DataOutputStreamin käyttöä.</text:p>
      <text:p text:style-name="P3"/>
      <text:p text:style-name="P3"/>
      <text:p text:style-name="P2">Mikä on tuottanut vaikeuksia:</text:p>
      <text:p text:style-name="P3">Päätökset koodin rakenteesta, Huffman luokan voisi paloitella muutamaankin osaan. Olisikohan jokin tiedoston käsittelyluokka ja puun käsittelyluokka siistimpää.....</text:p>
      <text:p text:style-name="P3"/>
      <text:p text:style-name="P3">Kuinka listan mitä nämä uudet bittijonot vastaavat saisi liitettyä tiivistettyyn tiedostoon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3-24T20:22:08.34</meta:creation-date>
    <dc:date>2015-03-31T23:35:40.65</dc:date>
    <dc:creator>Jesse Väisänen</dc:creator>
    <meta:editing-duration>PT54M47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16" meta:word-count="173" meta:character-count="1433"/>
  </office:meta>
</office:document-meta>
</file>